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rtiesContextDeclaredLocallyAfterClas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irtiesContextTestExecutionListenerTests.assertAfterMethod( Class &lt; ?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irtiesContextTestExecutionListenerTests.dirtiesContextDeclaredLocallyWithAfterMethod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foreAndAfterTestMethodTests.declaredLocallyOnClassBeforeCla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estedBeforeAndAfterTestClassTests.onNestedClassWithInheritedConfigButOverriddenWithBefor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foreAndAfterTestClassTests.declaredViaMetaAnnotationOnClassAfterEachTestMetho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heritedConfigButOverridden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irtiesContextTestExecutionListenerTests.dirtiesContextDeclaredViaMetaAnnotationWithAfterMethod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irtiesContextTestExecutionListenerTests.assertAfterClass( Class &lt; ?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irtiesContextViaMetaAnnotationWithOverriddenAttribute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foreAndAfterTestClassTests.declaredLocallyOnMetho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irtiesContextTestExecutionListenerTests.assertBeforeClass( Class &lt; ?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estedBeforeAndAfterTestClassTests.onNestedClassWithInheritedConfigWithBefor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foreAndAfterTestClassTests.declaredViaMetaAnnotationWithOverrid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estedBeforeAndAfterTestMethodTests.onNestedClassWithOverriddenConfigWithAft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foreAndAfterTestMethodTopLevelClas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foreAndAfterTestMethodTests.beforeAndAfterTestMethodForDirtiesContextViaMetaAnnotationWithOverrid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estedBeforeAndAfterTestClassTests.onTopLevelClassWithBefor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heritedConfig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foreAndAfterTestMethodTests.declaredViaMetaAnnotationOnClassAfterEachTes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tiesContextViaMetaAnnotationWithOverride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foreAndAfterTestClassTopLevelClas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estedBeforeAndAfterTestMethodTests.onNestedClassWithInheritedConfigButOverriddenWithBeforeEachTes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foreAndAfterTestClassTests.declaredLocallyOnClassAfterEachTestMetho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foreAndAfterTestMethodTests.declaredLocallyOnClassAfterCla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estedBeforeAndAfterTestMethodTests.onNestedClassWithInheritedConfigWithBeforeEachTes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foreAndAfterTestMethodTests.declaredLocallyOnMethodWithBeforeMethodM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eforeAndAfterTestMethodTests.declaredLocallyOnMethodWithAfterMethodM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verriddenConfig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foreAndAfterTestClassTests.declaredLocallyOnClassAft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foreAndAfterTestMethodTests.declaredViaMetaAnnotationOnClassAfterCla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irtiesContextDeclaredViaMetaAnnotationAfterClas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foreAndAfterTestMethodTests.declaredLocallyOnClassBeforeEachTes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foreAndAfterTestClassTests.declaredViaMetaAnnotationWithOverridden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foreAndAfterTestMethodTests.declaredOnMethodViaMetaAnnotationWithAfterMethodM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estedBeforeAndAfterTestClassTests.onNestedClassWithOverriddenConfigWithAft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BeforeAndAfterTestClassTests.onNestedClassWithConfigOverriddenByDefaultWithAft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tiesContextDeclaredLocallyBeforeClas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irtiesContextDeclaredLocallyAfterEachTestMethod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irtiesContextTestExecutionListenerTests.assertBeforeMethod( Class &lt; ?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irtiesContextDeclaredViaMetaAnnotationAfterEachTestMethod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foreAndAfterTestClassTests.declaredLocallyOnClassBeforeEachTestMetho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estedBeforeAndAfterTestMethodTests.onTopLevelClassWithBeforeEachTes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tiesContextDeclaredLocallyBeforeEachTestMethod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estedBeforeAndAfterTestMethodTests.onNestedClassWithConfigOverriddenByDefaultWithAft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tiesContextTestExecutionListenerTests.dirtiesContextDeclaredLocallyWithBeforeMethod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foreAndAfterTestMethodTests.declaredLocallyOnClassAfterEachTes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foreAndAfterTestClassTests.declaredViaMetaAnnotationOnClassAft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foreAndAfterTestClassTests.declaredLocallyOnClassBefor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OverriddenByDefault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